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2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Group Name: TriCode</text:p>
            <text:p/>
            <text:p>Group Members:</text:p>
            <text:p>Jessica Haines</text:p>
            <text:p>K’Lani McClean</text:p>
            <text:p>Johnathon Moo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Probl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ork as a group to create a game using </text:p>
                <text:list>
                  <text:list-item>
                    <text:p>html, </text:p>
                  </text:list-item>
                  <text:list-item>
                    <text:p>css, and </text:p>
                  </text:list-item>
                  <text:list-item>
                    <text:p>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r Topic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chose a popular game show as our topic</text:p>
              </text:list-item>
              <text:list-item>
                <text:p>We decided on Jeopardy</text:p>
              </text:list-item>
              <text:list-item>
                <text:p>Our game is a simpler version of Jeopardy</text:p>
              </text:list-item>
              <text:list-item>
                <text:p>We decided to call it Junior Jeopard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sig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ike Jeopardy the game has categories listed across in columns</text:p>
              </text:list-item>
              <text:list-item>
                <text:p>Each category has five questions <text:s/></text:p>
              </text:list-item>
              <text:list-item>
                <text:p>The difficulty of the questions and the amount for money you get for answering correctly increases as you go down the columns</text:p>
              </text:list-item>
              <text:list-item>
                <text:p>But unlike Jeopardy there is one fewer column, no daily doubles, and only one round.</text:p>
              </text:list-item>
              <text:list-item>
                <text:p>Also there are two players instead of three</text:p>
              </text:list-item>
              <text:list-item>
                <text:p>We wanted to keep it simp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sign Cont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ther features</text:p>
                <text:list>
                  <text:list-item>
                    <text:p>We have the player scores shown on the main page</text:p>
                  </text:list-item>
                  <text:list-item>
                    <text:p>A new game can be started by selecting the “New Game” button</text:p>
                  </text:list-item>
                  <text:list-item>
                    <text:p>The game can be ended by pressing the “End Game!” button </text:p>
                  </text:list-item>
                  <text:list-item>
                    <text:p>Player scores are updated after the answer pages</text:p>
                  </text:list-item>
                  <text:list-item>
                    <text:p>We also added a score bo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sk Distribu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essica made the basic framework</text:p>
              </text:list-item>
              <text:list-item>
                <text:p>K’Lani made the questions and answers, and some of the php</text:p>
              </text:list-item>
              <text:list-item>
                <text:p>Johnathon did some of the php, and put it all together</text:p>
              </text:list-item>
              <text:list-item>
                <text:p>Everyone did test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ed for bugs by running the program and seeing if</text:p>
                <text:list>
                  <text:list-item>
                    <text:p>The program is able to run</text:p>
                  </text:list-item>
                  <text:list-item>
                    <text:p>The pages look correct</text:p>
                  </text:list-item>
                  <text:list-item>
                    <text:p>The links are correct</text:p>
                  </text:list-item>
                  <text:list-item>
                    <text:p>Values are being saved properly</text:p>
                  </text:list-item>
                  <text:list-item>
                    <text:p>Nothing looks or acts weird</text:p>
                  </text:list-item>
                </text:list>
              </text:list-item>
              <text:list-item>
                <text:p>If a bug was found it was either fixed promptly or worked aro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Scrum Framewor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didn’t really use this framework</text:p>
              </text:list-item>
              <text:list-item>
                <text:p>Despite this, all of our parts were heavily connected</text:p>
              </text:list-item>
              <text:list-item>
                <text:p>During each part, even when passing on our contribution, we still brainstormed the next section together, so that we were all on the same p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ey Featur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okies</text:p>
              </text:list-item>
              <text:list-item>
                <text:p>Leader Boar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ookies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Cookies were used to save things like</text:p>
                <text:list>
                  <text:list-item>
                    <text:p>Player scores</text:p>
                  </text:list-item>
                  <text:list-item>
                    <text:p>Which questions have been don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$p1 = $_COOKIE["p1score"];</text:p>
              </text:list-item>
              <text:list-item>
                <text:p>$p2 = $_COOKIE["p2score"];</text:p>
              </text:list-item>
              <text:list-item>
                <text:p>$c1q1 = $_COOKIE["c1r1"];</text:p>
              </text:list-item>
              <text:list-item>
                <text:p>$c1q2 = $_COOKIE["c1r2"];</text:p>
              </text:list-item>
              <text:list-item>
                <text:p>$c1q3 = $_COOKIE["c1r3"];</text:p>
              </text:list-item>
              <text:list-item>
                <text:p>$c1q4 = $_COOKIE["c1r4"];</text:p>
              </text:list-item>
              <text:list-item>
                <text:p>$c1q5 = $_COOKIE["c1r5"]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Leader Board</text:p>
          </draw:text-box>
        </draw:frame>
        <draw:frame presentation:style-name="pr4" draw:layer="layout" svg:width="12.297cm" svg:height="9.134cm" svg:x="1.4cm" svg:y="3.8cm" presentation:class="outline" presentation:user-transformed="true">
          <draw:text-box>
            <text:list text:style-name="L2">
              <text:list-item>
                <text:p>For this we have some scores hard coded in</text:p>
              </text:list-item>
              <text:list-item>
                <text:p>If the winner’s score is higher than a given score a message stating you beat that leader is given </text:p>
              </text:list-item>
              <text:list-item>
                <text:p>If the winner’s score is not higher than any on the list a “Try Harder next time!” message is given</text:p>
              </text:list-item>
            </text:list>
          </draw:text-box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<text:s text:c="4"/>&lt;?php</text:p>
              </text:list-item>
              <text:list-item>
                <text:p><text:s text:c="8"/>if($winnum &gt; 14800){</text:p>
              </text:list-item>
              <text:list-item>
                <text:p><text:s text:c="12"/>$res= "You beat #1 Congrats!";</text:p>
              </text:list-item>
              <text:list-item>
                <text:p><text:s text:c="8"/>}</text:p>
              </text:list-item>
              <text:list-item>
                <text:p><text:s text:c="8"/>elseif($winnum &gt; 14000){</text:p>
              </text:list-item>
              <text:list-item>
                <text:p><text:s text:c="12"/>$res= "You beat #2 Congrats!";</text:p>
              </text:list-item>
              <text:list-item>
                <text:p><text:s text:c="8"/>}</text:p>
              </text:list-item>
              <text:list-item>
                <text:p><text:s text:c="8"/>elseif($winnum &gt; 10000){</text:p>
              </text:list-item>
              <text:list-item>
                <text:p><text:s text:c="12"/>$res ="You beat #3 Congrats!";</text:p>
              </text:list-item>
              <text:list-item>
                <text:p><text:s text:c="8"/>}</text:p>
              </text:list-item>
              <text:list-item>
                <text:p><text:s text:c="8"/>elseif($winnum &gt; 9800){</text:p>
              </text:list-item>
              <text:list-item>
                <text:p><text:s text:c="12"/>$res= "You beat #4 Congrats!";</text:p>
              </text:list-item>
              <text:list-item>
                <text:p><text:s text:c="8"/>}</text:p>
              </text:list-item>
              <text:list-item>
                <text:p><text:s text:c="8"/>elseif($winnum &gt; 400){</text:p>
              </text:list-item>
              <text:list-item>
                <text:p><text:s text:c="12"/>$res= "You beat #5 Congrats!";</text:p>
              </text:list-item>
              <text:list-item>
                <text:p><text:s text:c="8"/>}</text:p>
              </text:list-item>
              <text:list-item>
                <text:p><text:s text:c="8"/>else{</text:p>
              </text:list-item>
              <text:list-item>
                <text:p><text:s text:c="12"/>$res= "Try Harder next time!";</text:p>
              </text:list-item>
              <text:list-item>
                <text:p><text:s text:c="8"/>}</text:p>
              </text:list-item>
              <text:list-item>
                <text:p/>
              </text:list-item>
              <text:list-item>
                <text:p><text:s text:c="4"/>?&gt;</text:p>
              </text:list-item>
              <text:list-item>
                <text:p><text:s text:c="4"/>&lt;p&gt;Your score: &lt;?php echo $winnum; ?&gt;&lt;br&gt;&lt;/p&gt;</text:p>
              </text:list-item>
              <text:list-item>
                <text:p><text:s text:c="4"/>&lt;p&gt;&lt;?php echo $res; ?&gt;&lt;/p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p Nex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mo and Code Demonstratio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6T20:58:32.424000000</meta:creation-date>
    <meta:editing-duration>PT1H29M46S</meta:editing-duration>
    <meta:editing-cycles>46</meta:editing-cycles>
    <meta:generator>LibreOffice/6.3.2.2$Windows_X86_64 LibreOffice_project/98b30e735bda24bc04ab42594c85f7fd8be07b9c</meta:generator>
    <dc:title>Bright Blue</dc:title>
    <dc:date>2020-11-07T20:24:37.795000000</dc:date>
    <meta:document-statistic meta:object-count="72"/>
  </office:meta>
</office:document-meta>
</file>